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Helvetica" svg:font-family="Helvetica, Arial, ''Arial Unicod'"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5cm" loext:contextual-spacing="false" style:line-height-at-least="0.272cm"/>
    </style:style>
    <style:style style:name="P2" style:family="paragraph" style:parent-style-name="Text_20_body">
      <style:paragraph-properties fo:margin-top="0cm" fo:margin-bottom="0.15cm" loext:contextual-spacing="false" style:line-height-at-least="0.272cm"/>
      <style:text-properties fo:color="#555555" style:font-name="Helvetica" fo:font-size="10pt" style:font-size-asian="10pt" style:font-size-complex="10pt"/>
    </style:style>
    <style:style style:name="P3" style:family="paragraph" style:parent-style-name="Heading_20_2" style:master-page-name="MP0">
      <style:paragraph-properties fo:text-align="center" style:justify-single-word="false" style:page-number="auto" fo:break-before="page"/>
      <style:text-properties fo:color="#269ccb" style:font-name="Arial" fo:font-size="20pt" style:font-size-asian="20pt"/>
    </style:style>
    <style:style style:name="P4" style:family="paragraph" style:parent-style-name="Text_20_body">
      <style:paragraph-properties fo:margin-top="0cm" fo:margin-bottom="0.15cm" loext:contextual-spacing="false" style:line-height-at-least="0.272cm"/>
    </style:style>
    <style:style style:name="T1" style:family="text">
      <style:text-properties fo:color="#555555" style:font-name="Helvetica" fo:font-size="10pt" style:font-size-asian="10pt" style:font-size-complex="10pt"/>
    </style:style>
    <style:style style:name="T2" style:family="text">
      <style:text-properties fo:color="#555555" style:font-name="Helvetica" fo:font-size="10pt" fo:background-color="#ffff00" loext:char-shading-value="0" style:font-size-asian="10pt" style:font-size-complex="10pt"/>
    </style:style>
    <style:style style:name="T3" style:family="text">
      <style:text-properties fo:color="#555555" style:font-name="Times New Roman" fo:font-size="10pt" fo:font-weight="normal" style:font-size-asian="10pt" style:font-weight-asian="normal" style:font-size-complex="10pt"/>
    </style:style>
    <style:style style:name="T4" style:family="text">
      <style:text-properties fo:color="#555555" style:text-position="super 65%" style:font-name="Helvetica" fo:font-size="10pt" style:font-size-asian="10pt" style:font-size-complex="10pt"/>
    </style:style>
    <style:style style:name="T5" style:family="text">
      <style:text-properties fo:color="#555555" style:font-name="Liberation Sans" fo:font-size="10pt" style:font-size-asian="10pt" style:font-size-complex="10pt"/>
    </style:style>
    <style:style style:name="T6" style:family="text">
      <style:text-properties style:font-name="Liberation San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Privacy Notice MTD VAT Return application</text:h>
      <text:p text:style-name="P1"/>
      <text:p text:style-name="P1"><text:span text:style-name="Strong_20_Emphasis"><text:span text:style-name="T1">Dhryrock Technologies</text:span></text:span><text:span text:style-name="Strong_20_Emphasis"><text:span text:style-name="T3"> </text:span></text:span><text:span text:style-name="Strong_20_Emphasis"><text:span text:style-name="T1">Limited</text:span></text:span></text:p>
      <text:p text:style-name="P1"><text:span text:style-name="Strong_20_Emphasis"><text:span text:style-name="T1"><text:line-break/>Privacy Policy with regard to the MTD VAT bridging software.<text:line-break/>Last updated 21</text:span></text:span><text:span text:style-name="Strong_20_Emphasis"><text:span text:style-name="T4">st </text:span></text:span><text:span text:style-name="Strong_20_Emphasis"><text:span text:style-name="T1"><text:s/>April,</text:span></text:span><text:span text:style-name="Strong_20_Emphasis"><text:span text:style-name="T3"> </text:span></text:span><text:span text:style-name="Strong_20_Emphasis"><text:span text:style-name="T1">2019</text:span></text:span></text:p>
      <text:p text:style-name="P2"/>
      <text:p text:style-name="P2">Please read this privacy notice (“Privacy Notice”) carefully as it describes our collection, use, disclosure, retention and protection of any personal or business information. This Privacy Notice applies to the MTD VAT bridging software.</text:p>
      <text:p text:style-name="P2"/>
      <text:p text:style-name="P2">The MTD bridging software is supplied as source code under the GPL3 license which allows you to use, modify, and/or incorporate the software into your own product or spreadsheet.</text:p>
      <text:p text:style-name="P2"/>
      <text:p text:style-name="P1"><text:span text:style-name="T1">The user will have a spreadsheet with the VAT return data already calculated. When the user incorporates the software into this spreadsheet, it will file the VAT data electronically with HMRC Government Gateway, in adherence to HMRC’s MTD directive.</text:span></text:p>
      <text:p text:style-name="P2"/>
      <text:p text:style-name="P2">The result of the VAT filing (success with HMRC acknowledgement data or failure with failure reason) is initially stored in a temporary file before being permanently stored in the user’s VAT spreadsheet. No other information is recorded or collected by the software.</text:p>
      <text:p text:style-name="P1"/>
      <text:p text:style-name="P1"><text:span text:style-name="Strong_20_Emphasis"><text:span text:style-name="T1">Changes to this privacy policy</text:span></text:span><text:span text:style-name="Default_20_Paragraph_20_Font"><text:span text:style-name="T1"><text:line-break/>Any changes made to this privacy policy will be updated and posted to the git repository</text:span></text:span><text:span text:style-name="Default_20_Paragraph_20_Font"><text:span text:style-name="T5"> </text:span></text:span><text:a xlink:type="simple" xlink:href="https://github.com/contrlc/MTD-VAT-Return" office:target-frame-name="_top" xlink:show="replace" text:style-name="Internet_20_link" text:visited-style-name="Visited_20_Internet_20_Link"><text:span text:style-name="Default_20_Paragraph_20_Font"><text:span text:style-name="T6">https://github.com/contrlc/MTD-VAT-Return</text:span></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Helvetica" svg:font-family="Helvetica, Arial, ''Arial Unicod'"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0$Build-2</meta:generator>
    <meta:creation-date>2019-04-05T22:34:00Z</meta:creation-date>
    <dc:date>2019-05-03T21:34:22.548189803</dc:date>
    <meta:print-date>2019-04-23T20:44:00Z</meta:print-date>
    <meta:editing-cycles>6</meta:editing-cycles>
    <meta:editing-duration>PT13H50M30S</meta:editing-duration>
    <meta:document-statistic meta:table-count="0" meta:image-count="0" meta:object-count="0" meta:page-count="1" meta:paragraph-count="8" meta:word-count="190" meta:character-count="1253" meta:non-whitespace-character-count="1069"/>
    <meta:template xlink:type="simple" xlink:actuate="onRequest" xlink:title="" xlink:href="Normal"/>
  </office:meta>
</office:document-meta>
</file>